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7.687cm"/>
    </style:style>
    <style:style style:name="co2" style:family="table-column">
      <style:table-column-properties fo:break-before="auto" style:column-width="15.125cm"/>
    </style:style>
    <style:style style:name="co3" style:family="table-column">
      <style:table-column-properties fo:break-before="auto" style:column-width="12.592cm"/>
    </style:style>
    <style:style style:name="co4" style:family="table-column">
      <style:table-column-properties fo:break-before="auto" style:column-width="18.994cm"/>
    </style:style>
    <style:style style:name="co5" style:family="table-column">
      <style:table-column-properties fo:break-before="auto" style:column-width="23.707cm"/>
    </style:style>
    <style:style style:name="co6" style:family="table-column">
      <style:table-column-properties fo:break-before="auto" style:column-width="9.9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siden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. Corso di Studio</text:p>
          </table:table-cell>
          <table:table-cell office:value-type="string" calcext:value-type="string">
            <text:p>Cod. Corso di Studi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BENI ARTISTICI, LIBRARI E DELLO SPETTACOLO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L-1 Beni cultur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 FILOSOFICI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-5 Filosofia</text:p>
          </table:table-cell>
          <table:table-cell office:value-type="string" calcext:value-type="string">
            <text:p>Fabrizio Amer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E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-10 Lettere</text:p>
          </table:table-cell>
          <table:table-cell office:value-type="string" calcext:value-type="string">
            <text:p>Marco Gen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TÀ E LINGUE STRANIERE MODERNE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-11 Lingue e culture moder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ENZE DELL’EDUCAZIONE E DEI PROCESSI FORMATIVI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L-19 Scienze dell'educazione e della formazione</text:p>
          </table:table-cell>
          <table:table-cell office:value-type="string" calcext:value-type="string">
            <text:p>Luana Salvar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CAZIONE E MEDIA CONTEMPORANEI PER LE INDUSTRIE CREATIVE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L-20 Scienze della comunicazi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 DI LINGUA DEI SEGNI ITALIANA E DI LINGUA DEI SEGNI ITALIANA TATTILE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L-12 Mediazione Linguistica</text:p>
          </table:table-cell>
          <table:table-cell office:value-type="string" calcext:value-type="string">
            <text:p>Davide Astori </text:p>
          </table:table-cell>
          <table:table-cell office:value-type="string" calcext:value-type="string">
            <text:p>5 <text:s/>DI CUI 3 PO/PA</text:p>
          </table:table-cell>
          <table:table-cell/>
        </table:table-row>
        <table:table-row table:style-name="ro1">
          <table:table-cell office:value-type="string" calcext:value-type="string">
            <text:p>LETTERE CLASSICHE E MODERNE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M-14 Filologia moderna &amp; LM-15 Filologia, letterature e storia dell'antichità</text:p>
          </table:table-cell>
          <table:table-cell office:value-type="string" calcext:value-type="string">
            <text:p>Gualtiero R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ORNALISMO, CULTURA EDITORIALE, COMUNICAZIONE AMBIENTALE E MULTIMEDIALE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LM-19 Informazione e sistemi editoriali</text:p>
          </table:table-cell>
          <table:table-cell office:value-type="string" calcext:value-type="string">
            <text:p>Marco Der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TTAZIONE E COORDINAMENTO DEI SERVIZI EDUCATIVI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M-50 Programmazione e gestione dei servizi educativi</text:p>
          </table:table-cell>
          <table:table-cell office:value-type="string" calcext:value-type="string">
            <text:p>Luana Salvar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LOGIA DELL’INTERVENTO CLINICO E SOCIALE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LM-51 Psicologia</text:p>
          </table:table-cell>
          <table:table-cell office:value-type="string" calcext:value-type="string">
            <text:p>Tiziana Manc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SOFIA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LM-78 Scienze filosofiche</text:p>
          </table:table-cell>
          <table:table-cell office:value-type="string" calcext:value-type="string">
            <text:p>HUEMER Wolfgang Andreas</text:p>
          </table:table-cell>
          <table:table-cell office:value-type="string" calcext:value-type="string">
            <text:p>CORSO INTERATENEO – SEDE AMM.VA PARMA</text:p>
          </table:table-cell>
          <table:table-cell/>
        </table:table-row>
        <table:table-row table:style-name="ro1">
          <table:table-cell office:value-type="string" calcext:value-type="string">
            <text:p>STORIA E CRITICA DELLE ARTI E DELLO SPETTACOLO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LM-89 Storia dell'a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 SCIENCES AND CULTURAL STUDIES FOR SPECIAL NEEDS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LM-39 Linguistica</text:p>
          </table:table-cell>
          <table:table-cell office:value-type="string" calcext:value-type="string">
            <text:p>Michele Dalo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UE, CULTURE, COMUNICAZIONE 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M-37 Lingue e letterature moderne europee e americane</text:p>
          </table:table-cell>
          <table:table-cell office:value-type="string" calcext:value-type="string">
            <text:p>INTERATENEO CON MODENA E REGGIO EMILIA – SEDE AMM.VA REGGIO E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POLITICHE E DELLE RELAZIONI INTERNAZIONALI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-36 Scienze politiche e delle relazioni internazionali</text:p>
          </table:table-cell>
          <table:table-cell office:value-type="string" calcext:value-type="string">
            <text:p>Emanuele Cast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ZIO SOCIALE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-39 Servizio sociale</text:p>
          </table:table-cell>
          <table:table-cell office:value-type="string" calcext:value-type="string">
            <text:p>Paola Torretta</text:p>
          </table:table-cell>
          <table:table-cell office:value-type="string" calcext:value-type="string">
            <text:p>5 <text:s/>DI CUI 3 PO/PA</text:p>
          </table:table-cell>
          <table:table-cell/>
        </table:table-row>
        <table:table-row table:style-name="ro1">
          <table:table-cell office:value-type="string" calcext:value-type="string">
            <text:p>GIURISPRUDENZ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LMG/01 Classe delle lauree magistrali in giurispruden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ZIONI INTERNAZIONALI ED EUROPEE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LM-52 Relazioni internazionali</text:p>
          </table:table-cell>
          <table:table-cell office:value-type="string" calcext:value-type="string">
            <text:p>Emanuele Cast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AZIONE E GESTIONE DEI SERVIZI SOCIALI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LM-87 Servizio sociale e politiche sociali</text:p>
          </table:table-cell>
          <table:table-cell office:value-type="string" calcext:value-type="string">
            <text:p>Paola Torretta</text:p>
          </table:table-cell>
          <table:table-cell office:value-type="string" calcext:value-type="string">
            <text:p>4 <text:s/>DI CUI 2 PO/PA</text:p>
          </table:table-cell>
          <table:table-cell/>
        </table:table-row>
        <table:table-row table:style-name="ro1">
          <table:table-cell office:value-type="string" calcext:value-type="string">
            <text:p>GLOBAL FOOD LAW: SUSTAINABILITY CHALLENGES AND INNOVATION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LM/SC-GIUR R – Scienze Giuridiche</text:p>
          </table:table-cell>
          <table:table-cell office:value-type="string" calcext:value-type="string">
            <text:p>REFERENTE: Prof.ssa Lucia Scaffardi</text:p>
          </table:table-cell>
          <table:table-cell office:value-type="string" calcext:value-type="string">
            <text:p>ATTIVO DALL’A.A. 2024/25</text:p>
          </table:table-cell>
          <table:table-cell/>
        </table:table-row>
        <table:table-row table:style-name="ro1">
          <table:table-cell office:value-type="string" calcext:value-type="string">
            <text:p>ARCHITETTURA RIGENERAZIONE SOSTENIBILITÀ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L-17 Scienze dell'architettura</text:p>
          </table:table-cell>
          <table:table-cell office:value-type="string" calcext:value-type="string">
            <text:p>Andrea Zer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RUZIONI, INFRASTRUTTURE E TERRITORIO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L-P01 Professioni tecniche per l’edilizia e il territorio</text:p>
          </table:table-cell>
          <table:table-cell office:value-type="string" calcext:value-type="string">
            <text:p>Andrea Maranzoni</text:p>
          </table:table-cell>
          <table:table-cell office:value-type="string" calcext:value-type="string">
            <text:p>4 <text:s/>DI CUI 2 PO/PA</text:p>
          </table:table-cell>
          <table:table-cell/>
        </table:table-row>
        <table:table-row table:style-name="ro1">
          <table:table-cell office:value-type="string" calcext:value-type="string">
            <text:p>DESIN SOSTENIBILE PER IL SISTEMA ALIMENTARE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L-4 Disegno industriale</text:p>
          </table:table-cell>
          <table:table-cell office:value-type="string" calcext:value-type="string">
            <text:p>Paolo Marco Tamborr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CIVILE E AMBIENTALE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-7 Ingegneria civile e ambientale</text:p>
          </table:table-cell>
          <table:table-cell office:value-type="string" calcext:value-type="string">
            <text:p>Andrea Zan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DELLE TECNOLOGIE INFORMATICHE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L-8 Ingegneria dell'informazione</text:p>
          </table:table-cell>
          <table:table-cell office:value-type="string" calcext:value-type="string">
            <text:p>Agostino Pog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INFORMATICA, ELETTRONICA E DELLE TELECOMUNICAZIONI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-8 Ingegneria dell'informazione</text:p>
          </table:table-cell>
          <table:table-cell office:value-type="string" calcext:value-type="string">
            <text:p>Gianluigi Ferr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TTURA E CITTA’ SOSTENIBILI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LM-4 Architettura e ingegneria edile-architet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EGNERIA CIVILE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M-23 Ingegneria civ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CATION ENGENEERING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M-27 Ingegneria delle telecomunicazioni</text:p>
          </table:table-cell>
          <table:table-cell office:value-type="string" calcext:value-type="string">
            <text:p>Alberto Bon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 ENGINEERING FOR INTELLIGENT VEHICLES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LM-29 Ingegneria elettronica</text:p>
          </table:table-cell>
          <table:table-cell office:value-type="string" calcext:value-type="string">
            <text:p>Massimo Bert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ELETTRONICA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M-29 Ingegneria elettronica</text:p>
          </table:table-cell>
          <table:table-cell office:value-type="string" calcext:value-type="string">
            <text:p>Giovanni Chiorb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INFORMATICA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M-32 Ingegneria informatica</text:p>
          </table:table-cell>
          <table:table-cell office:value-type="string" calcext:value-type="string">
            <text:p>Stefano Cagn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AUTOMOTIVE ENGINEERING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M-33 Ingegneria meccanica</text:p>
          </table:table-cell>
          <table:table-cell office:value-type="string" calcext:value-type="string">
            <text:p>INTERATENEO BOLOGNA, MODENA E REGGIO EMILIA, FERRARA – SEDE AMM.VA MODENA REGGIO E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PER L'AMBIENTE E IL TERRITORIO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M-35 Ingegneria per l'ambiente e il territorio</text:p>
          </table:table-cell>
          <table:table-cell office:value-type="string" calcext:value-type="string">
            <text:p>Riccardo Ronc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RUZIONI, INFRASTRUTTURE E TERRITORIO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L-P01 Professioni Tecniche per l’edilizia e il territorio</text:p>
          </table:table-cell>
          <table:table-cell office:value-type="string" calcext:value-type="string">
            <text:p>Andrea Maranz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AUTOMOTIVE ELECTRONIC ENGINEERING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LM-29 – Ingegneria Elettronica</text:p>
          </table:table-cell>
          <table:table-cell office:value-type="string" calcext:value-type="string">
            <text:p>INTERATENEO – SEDE AMM.VA BOLO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VEHICLE ENGINEERING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LM-28 – Ingegneria Elettrica</text:p>
          </table:table-cell>
          <table:table-cell office:value-type="string" calcext:value-type="string">
            <text:p>INTERATENEO – SEDE AMM.VA BOLO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GESTIONALE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-9 Ingegneria industriale</text:p>
          </table:table-cell>
          <table:table-cell office:value-type="string" calcext:value-type="string">
            <text:p>Barbara Bigliar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MECCANICA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-9 Ingegneria industriale</text:p>
          </table:table-cell>
          <table:table-cell office:value-type="string" calcext:value-type="string">
            <text:p>Fabio Bozz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GESTIONALE 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M-31 Ingegneria gestionale</text:p>
          </table:table-cell>
          <table:table-cell office:value-type="string" calcext:value-type="string">
            <text:p>Francesco Zamm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GNERIA MECCANICA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M-33 Ingegneria mecca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ERING FOR THE FOOD INDUSTRY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LM-33 Ingegneria meccanica</text:p>
          </table:table-cell>
          <table:table-cell office:value-type="string" calcext:value-type="string">
            <text:p>Giuseppe Vign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ENZA SANITARIA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L/SNT4 Professioni sanitarie della prevenzione</text:p>
          </table:table-cell>
          <table:table-cell office:value-type="string" calcext:value-type="string">
            <text:p>INTERATENEO CON MODENA, REGGIO EMILIA – SEDE AMM.VA MOD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MOTORIE, SPORT E SALUTE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-22 Scienze delle attività motorie e sportive</text:p>
          </table:table-cell>
          <table:table-cell office:value-type="string" calcext:value-type="string">
            <text:p>Giuliana Gobbi</text:p>
          </table:table-cell>
          <table:table-cell office:value-type="string" calcext:value-type="string">
            <text:p>5 <text:s/>DI CUI 3 PO/PA</text:p>
          </table:table-cell>
          <table:table-cell/>
        </table:table-row>
        <table:table-row table:style-name="ro1">
          <table:table-cell office:value-type="string" calcext:value-type="string">
            <text:p>SCIENZE E TECNICHE PSICOLOGICHE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L-24 Scienze e tecniche psicologiche</text:p>
          </table:table-cell>
          <table:table-cell office:value-type="string" calcext:value-type="string">
            <text:p>INTERATENEO CON MODENA – REGGIO EMILIA SEDE AMM.VA MOD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RMIERISTIC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L/SNT1 Professioni sanitarie, infermieristiche e professione sanitaria ostetrica</text:p>
          </table:table-cell>
          <table:table-cell office:value-type="string" calcext:value-type="string">
            <text:p>Elena Bignam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OSTETRICIA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/SNT1 Professioni sanitarie, infermieristiche e professione sanitaria ostetrica</text:p>
          </table:table-cell>
          <table:table-cell office:value-type="string" calcext:value-type="string">
            <text:p>Tullio Gh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FISIOTERAPIA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L/SNT2 Professioni sanitarie della riabilitazione</text:p>
          </table:table-cell>
          <table:table-cell office:value-type="string" calcext:value-type="string">
            <text:p>Cosimo Costantino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LOGOPEDIA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L/SNT2 Professioni sanitarie della riabilitazione</text:p>
          </table:table-cell>
          <table:table-cell office:value-type="string" calcext:value-type="string">
            <text:p>Andrea Bacciu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ORTOTTICA ED ASSISTENZA OFTALMOLOGICA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L/SNT2 Professioni sanitarie della riabilitazione</text:p>
          </table:table-cell>
          <table:table-cell office:value-type="string" calcext:value-type="string">
            <text:p>Paolo Mora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EDUCAZIONE PROFESSIONALE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L/SNT2 Professioni sanitarie della riabilitazione</text:p>
          </table:table-cell>
          <table:table-cell office:value-type="string" calcext:value-type="string">
            <text:p>Referente: Carlo Marchesi 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TECNICHE AUDIOPROTESICHE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L/SNT3 Professioni sanitarie tecniche</text:p>
          </table:table-cell>
          <table:table-cell office:value-type="string" calcext:value-type="string">
            <text:p>Vincenzo Vincent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TECNICHE DI LABORATORIO BIOMEDICO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L/SNT3 Professioni sanitarie tecniche</text:p>
          </table:table-cell>
          <table:table-cell office:value-type="string" calcext:value-type="string">
            <text:p>Federica Maria Angela Rizz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TECNICHE DI RADIOLOGIA MEDICA, PER IMMAGINI E RADIOTERAPIA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L/SNT3 Professioni sanitarie tecniche</text:p>
          </table:table-cell>
          <table:table-cell office:value-type="string" calcext:value-type="string">
            <text:p>Mario Silva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DENTAL HYGIENE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L/SNT3 Professioni sanitarie tecniche</text:p>
          </table:table-cell>
          <table:table-cell office:value-type="string" calcext:value-type="string">
            <text:p>Referente: Silvia Pizz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TECNICHE DELLA PREVENZIONE NELL'AMBIENTE E NEI LUOGHI DI LAVORO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L/SNT4 Professioni sanitarie della prevenzione</text:p>
          </table:table-cell>
          <table:table-cell office:value-type="string" calcext:value-type="string">
            <text:p>Roberta Andreoli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BIOTECNOLOGIE MEDICHE, VETERINARIE E FARMACEUTICHE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M-9 Biotecnologie mediche, veterinarie e farmaceutiche</text:p>
          </table:table-cell>
          <table:table-cell office:value-type="string" calcext:value-type="string">
            <text:p>Nicola Giuli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A E CHIRURGIA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M-41 Medicina e chirurgia</text:p>
          </table:table-cell>
          <table:table-cell office:value-type="string" calcext:value-type="string">
            <text:p>Marcello Giuseppe Ma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E AND SURGERY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LM-41 Medicina e chirurgia</text:p>
          </table:table-cell>
          <table:table-cell office:value-type="string" calcext:value-type="string">
            <text:p>Antonio Percesepe</text:p>
          </table:table-cell>
          <table:table-cell office:value-type="string" calcext:value-type="string">
            <text:p>SEDE DI PIACENZA</text:p>
          </table:table-cell>
          <table:table-cell/>
        </table:table-row>
        <table:table-row table:style-name="ro1">
          <table:table-cell office:value-type="string" calcext:value-type="string">
            <text:p>ODONTOIATRIA E PROTESI DENTARIA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M-46 Odontoiatria e protesi dentaria</text:p>
          </table:table-cell>
          <table:table-cell office:value-type="string" calcext:value-type="string">
            <text:p>Maddalena Manfre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BIOLOGIA E NEUROSCIENZE COGNITIVE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LM-51 Psicologia</text:p>
          </table:table-cell>
          <table:table-cell office:value-type="string" calcext:value-type="string">
            <text:p>Leonardi Fogas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E TECNICHE DELLE ATTIVITÀ MOTORIE PREVENTIVE E ADATTATE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M-67 Scienze e tecniche delle attività motorie preventive e adattate</text:p>
          </table:table-cell>
          <table:table-cell office:value-type="string" calcext:value-type="string">
            <text:p>Prisco Mirandola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SCIENZE INFERMIERISTICHE E OSTETRICHE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M/SNT1 Scienze infermieristiche e ostetriche</text:p>
          </table:table-cell>
          <table:table-cell office:value-type="string" calcext:value-type="string">
            <text:p>Giuseppe Pedrazzi</text:p>
          </table:table-cell>
          <table:table-cell office:value-type="string" calcext:value-type="string">
            <text:p>3 DI CUI 1 PO/PA</text:p>
          </table:table-cell>
          <table:table-cell/>
        </table:table-row>
        <table:table-row table:style-name="ro1">
          <table:table-cell office:value-type="string" calcext:value-type="string">
            <text:p>SCIENZE E TECNICHE PSICOLOGICHE PER LE SFIDE CONTEMPORANEE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L-24 Scienze e Tecniche Psicologiche</text:p>
          </table:table-cell>
          <table:table-cell office:value-type="string" calcext:value-type="string">
            <text:p>Luca Bonini (referente)</text:p>
          </table:table-cell>
          <table:table-cell office:value-type="string" calcext:value-type="string">
            <text:p>ATTIVO DALL’A.A. 2024/25</text:p>
          </table:table-cell>
          <table:table-cell/>
        </table:table-row>
        <table:table-row table:style-name="ro1">
          <table:table-cell office:value-type="string" calcext:value-type="string">
            <text:p>TERAPIA DELLA NEURO E PSICOMOTRICITA’ DELL’ETA’ EVOLUTIVA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L-SNT2 Professioni Sanitarie della Riabilitazione</text:p>
          </table:table-cell>
          <table:table-cell office:value-type="string" calcext:value-type="string">
            <text:p>Stefano Rozzi (referente)</text:p>
          </table:table-cell>
          <table:table-cell office:value-type="string" calcext:value-type="string">
            <text:p>3 DI CUI 1 PO/PA</text:p>
          </table:table-cell>
          <table:table-cell office:value-type="string" calcext:value-type="string">
            <text:p>ATTIVO DALL’A.A. 2024/25</text:p>
          </table:table-cell>
        </table:table-row>
        <table:table-row table:style-name="ro1">
          <table:table-cell office:value-type="string" calcext:value-type="string">
            <text:p>BIOTECNOLOGIE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-2 Biotecnologie</text:p>
          </table:table-cell>
          <table:table-cell office:value-type="string" calcext:value-type="string">
            <text:p>Mariolina Gull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IA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L-13 Scienze biologiche</text:p>
          </table:table-cell>
          <table:table-cell office:value-type="string" calcext:value-type="string">
            <text:p>Valeria Ros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MICA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L-27 Scienze e tecnologie chimiche</text:p>
          </table:table-cell>
          <table:table-cell office:value-type="string" calcext:value-type="string">
            <text:p>Alessia Bac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DELLA NATURA E DELL'AMBIENTE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-32 Scienze e tecnologie per l'ambiente e la natura</text:p>
          </table:table-cell>
          <table:table-cell office:value-type="string" calcext:value-type="string">
            <text:p>Alessandro Petra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GEOLOGICHE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-34 Scienze geologiche</text:p>
          </table:table-cell>
          <table:table-cell office:value-type="string" calcext:value-type="string">
            <text:p>Alessandro Ch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A DEI MATERIALI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L-SC.MAT Scienze dei materiali</text:p>
          </table:table-cell>
          <table:table-cell office:value-type="string" calcext:value-type="string">
            <text:p>Ludovico Cademart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BIOMEDICHE TRASLAZIONALI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LM-6 Biologia</text:p>
          </table:table-cell>
          <table:table-cell office:value-type="string" calcext:value-type="string">
            <text:p>Annamaria Busch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OGIA ED ETOLOGIA PER LA CONSERVAZIONE DELLA NATURA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LM-6 Biologia</text:p>
          </table:table-cell>
          <table:table-cell office:value-type="string" calcext:value-type="string">
            <text:p>Paola Maria Valsec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BIOMOLECOLARI, GENOMICHE E CELLULARI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M-6 Biologia</text:p>
          </table:table-cell>
          <table:table-cell office:value-type="string" calcext:value-type="string">
            <text:p>Alessio Perac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ECNOLOGIE GENOMICHE, MOLECOLARI E INDUSTRIALI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M-8 Biotecnologie industriali</text:p>
          </table:table-cell>
          <table:table-cell office:value-type="string" calcext:value-type="string">
            <text:p>Barbara Montan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MICA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M-54 Scienze chimiche</text:p>
          </table:table-cell>
          <table:table-cell office:value-type="string" calcext:value-type="string">
            <text:p>Alessia Bac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MICA INDUSTRIALE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M-71 Scienze e tecnologie della chimica industriale</text:p>
          </table:table-cell>
          <table:table-cell office:value-type="string" calcext:value-type="string">
            <text:p>Alessia Bac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GEOLOGICHE APPLICATE ALLA SOSTENIBILITÀ AMBIENTALE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LM-74 Scienze e tecnologie geologiche</text:p>
          </table:table-cell>
          <table:table-cell office:value-type="string" calcext:value-type="string">
            <text:p>Alessandro Ch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E TECNOLOGIE PER L'AMBIENTE E LE RISORSE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M-75 Scienze e tecnologie per l'ambiente e il territorio</text:p>
          </table:table-cell>
          <table:table-cell office:value-type="string" calcext:value-type="string">
            <text:p>Fulvio Ce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 AND SUSTAINABLE MATERIALS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LM Sc. Mat Scienza dei Materiali</text:p>
          </table:table-cell>
          <table:table-cell office:value-type="string" calcext:value-type="string">
            <text:p>Anna Painelli (referente)</text:p>
          </table:table-cell>
          <table:table-cell office:value-type="string" calcext:value-type="string">
            <text:p>ATTIVO DALL’A.A. 2024/25</text:p>
          </table:table-cell>
          <table:table-cell/>
        </table:table-row>
        <table:table-row table:style-name="ro1">
          <table:table-cell office:value-type="string" calcext:value-type="string">
            <text:p>QUALITA’ E APPROVVIGIONAMENTO DI MATERIE PRIME PER L’AGRO-ALIMENTARE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L-P02 Professioni tecniche agrarie, alimentari e forestali</text:p>
          </table:table-cell>
          <table:table-cell office:value-type="string" calcext:value-type="string">
            <text:p>Tommaso Ganino</text:p>
          </table:table-cell>
          <table:table-cell office:value-type="string" calcext:value-type="string">
            <text:p>4 DI CUI 2 PO/PA</text:p>
          </table:table-cell>
          <table:table-cell/>
        </table:table-row>
        <table:table-row table:style-name="ro1">
          <table:table-cell office:value-type="string" calcext:value-type="string">
            <text:p>SCIENZE GASTRONOMICHE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L-26 Scienze e Tecnologie Alimentari</text:p>
          </table:table-cell>
          <table:table-cell office:value-type="string" calcext:value-type="string">
            <text:p>Cristina M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E TECNOLOGIE ALIMENTARI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-26 Scienze e tecnologie alimentari</text:p>
          </table:table-cell>
          <table:table-cell office:value-type="string" calcext:value-type="string">
            <text:p>Monica Ga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MICA E TECNOLOGIA FARMACEUTICHE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LM-13. Farmacia e farmacia industriale</text:p>
          </table:table-cell>
          <table:table-cell office:value-type="string" calcext:value-type="string">
            <text:p>Alessio Lod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ACIA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LM-13. Farmacia e farmacia industriale</text:p>
          </table:table-cell>
          <table:table-cell office:value-type="string" calcext:value-type="string">
            <text:p>Massimiliano Tognol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DELLA NUTRIZIONE UMANA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LM-61 Scienze della nutrizione umana</text:p>
          </table:table-cell>
          <table:table-cell office:value-type="string" calcext:value-type="string">
            <text:p>Francesca Scazz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E TECNOLOGIE ALIMENTAR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M-70 Scienze e tecnologie alimentari</text:p>
          </table:table-cell>
          <table:table-cell office:value-type="string" calcext:value-type="string">
            <text:p>Claudia Fo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SAFETY AND FOOD RISK MANAGEMENT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LM-70 Scienze e tecnologie alimentari</text:p>
          </table:table-cell>
          <table:table-cell office:value-type="string" calcext:value-type="string">
            <text:p>Tullia Tedeschi</text:p>
          </table:table-cell>
          <table:table-cell office:value-type="string" calcext:value-type="string">
            <text:p>INTERATENEO BOLOGNA, FERRARA, MODENA E REGGIO EMILIA, CATTOLICA DI MILANO (SEDE DI PIACENZA) – SEDE AMM.VA PARMA</text:p>
          </table:table-cell>
          <table:table-cell/>
        </table:table-row>
        <table:table-row table:style-name="ro1">
          <table:table-cell office:value-type="string" calcext:value-type="string">
            <text:p>FOOD SCIENCES FOR INNOVATION AND AUTHENTICITY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LM-70 Scienze e tecnologie alimentari</text:p>
          </table:table-cell>
          <table:table-cell office:value-type="string" calcext:value-type="string">
            <text:p>INTERATENEO UDINE, BOLZANO – SEDE AMM.VA BOLZ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A E MANAGEMENT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-18 Scienze dell'economia e della gestione aziendale</text:p>
          </table:table-cell>
          <table:table-cell office:value-type="string" calcext:value-type="string">
            <text:p>Katia Furlo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A E MANAGEMENT DELLE FILIERE ALIMENTARI SOSTENIBILI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-18 Scienze dell'economia e della gestione aziendale</text:p>
          </table:table-cell>
          <table:table-cell office:value-type="string" calcext:value-type="string">
            <text:p>Lucia Pol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INISTRAZIONE E DIREZIONE AZIENDALE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M-77 Scienze economico-aziendali</text:p>
          </table:table-cell>
          <table:table-cell office:value-type="string" calcext:value-type="string">
            <text:p>Veronica Tibil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ZA E RISK MANAGEMENT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M-77 Scienze economico-aziendali</text:p>
          </table:table-cell>
          <table:table-cell office:value-type="string" calcext:value-type="string">
            <text:p>Maria Gaia So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A INTERNAZIONALE E DELLO SVILUPPO - INTERNATIONAL BUSINESS AND DEVELOPMENT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M-77 Scienze economico-aziendali</text:p>
          </table:table-cell>
          <table:table-cell office:value-type="string" calcext:value-type="string">
            <text:p>Paolo Fabb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 E CONSUMER MARKETING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M-77 Scienze economico-aziendali</text:p>
          </table:table-cell>
          <table:table-cell office:value-type="string" calcext:value-type="string">
            <text:p>Cristina Zili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A E MANAGEMENT DEI SISTEMI ALIMENTARI SOSTENIBILI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LM-77 Scienze economico-aziendali</text:p>
          </table:table-cell>
          <table:table-cell office:value-type="string" calcext:value-type="string">
            <text:p>Filippo Arf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L-30 Scienze e tecnologie fisiche</text:p>
          </table:table-cell>
          <table:table-cell office:value-type="string" calcext:value-type="string">
            <text:p>Luigi Cristofol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-31 Scienze e tecnologie informatiche</text:p>
          </table:table-cell>
          <table:table-cell office:value-type="string" calcext:value-type="string">
            <text:p>Alessandro Dal Pal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-35 Scienze matematiche</text:p>
          </table:table-cell>
          <table:table-cell office:value-type="string" calcext:value-type="string">
            <text:p>Luca Lore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LM-17 Fisica</text:p>
          </table:table-cell>
          <table:table-cell office:value-type="string" calcext:value-type="string">
            <text:p>Luigi Cristofol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INFORMATICHE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LM-18 Informatica</text:p>
          </table:table-cell>
          <table:table-cell office:value-type="string" calcext:value-type="string">
            <text:p>Alessandro Dal Pal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M-40 Matematica</text:p>
          </table:table-cell>
          <table:table-cell office:value-type="string" calcext:value-type="string">
            <text:p>Luca Lore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ZE ZOOTECNICHE E TECNOLOGIE DELLE PRODUZIONI ANIMALI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L-38 Scienze zootecniche e tecnologie delle produzioni animali</text:p>
          </table:table-cell>
          <table:table-cell office:value-type="string" calcext:value-type="string">
            <text:p>Claudio Cipolat Go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A VETERINARIA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M-42 Medicina veterinaria</text:p>
          </table:table-cell>
          <table:table-cell office:value-type="string" calcext:value-type="string">
            <text:p>Roberta Sal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ZIONI ANIMALI INNOVATIVE E SOSTENIBILI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LM-86 Scienze zootecniche e tecnologie animali</text:p>
          </table:table-cell>
          <table:table-cell office:value-type="string" calcext:value-type="string">
            <text:p>Massimo Malac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IE E GESTIONE DELL’IMPRESA CASEARIA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L-P02 Professioni tecniche agrarie, alimentari e forestali</text:p>
          </table:table-cell>
          <table:table-cell office:value-type="string" calcext:value-type="string">
            <text:p>Andrea Summer </text:p>
          </table:table-cell>
          <table:table-cell office:value-type="string" calcext:value-type="string">
            <text:p>4 DI CUI 2 PO/P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14:35:40.690938055</dc:date>
    <meta:editing-duration>PT38S</meta:editing-duration>
    <meta:editing-cycles>1</meta:editing-cycles>
    <meta:document-statistic meta:table-count="1" meta:cell-count="453" meta:object-count="0"/>
    <meta:generator>LibreOffice/24.8.3.2$Linux_X86_64 LibreOffice_project/480$Build-2</meta:generator>
  </office:meta>
</office:document-meta>
</file>